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grc" fo:country="GR" officeooo:paragraph-rsid="00091797"/>
    </style:style>
    <style:style style:name="T1" style:family="text">
      <style:text-properties officeooo:rsid="0003f478"/>
    </style:style>
    <style:style style:name="T2" style:family="text">
      <style:text-properties officeooo:rsid="000769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Διὰ δὴ ταῦτα πλεῖν τοῦ θανάτου κρατήσαντος, καὶ τῆς φθορᾶς παραμενούσης κατὰ τῶν ἀνθρώπων, τὸ μὲν τῶν ἀνθρώπων γένος ἐφθείρετο· ὁ δὲ λογικὸς καῖ κατ᾽ εἰκόνα γενόμενος ἄνθρωπος ἠφανίζετο· καὶ τὸ ὑπὸ τοῦ θεοῦ γενόμενον ἔργον παραπώλλυτο. <text:s/>Καὶ γὰρ καῖ ὁ θάνατος, ὡς προεῖπον, νόμῳ λοιπὸν ἴσχυε καθ᾽ἡμῶν· καῖ οὐχ οἶόν τε ἦν τὸν νόμον ἐκφυγεῖν, διὰ τὸ ὑπὸ Θεοῦ τεθεῖσθαι τοῦτον τῆς παραβάσεως χάριν. Καὶ ἦν ἄτοπον ὁμοῦ καῖ ἀπρεπὲς τὸ γινόμενον ἀληθῶς. Ἄτοπον μὲν γὰρ ἦν εἰπόντα τὸν Θεὸν ψεύσασθαι, ὅστε νομοθετήσαντος αὐτοῦ θανάτῳ ἀποθνήσκειν τὸν ἄνθρωπον, εἰ παραβαίῃ τῆν ἐντολὴν, μετὰ τὴν παράβασιν μὴ ἀποθνήσκειν, ἀλλὰ λύεσθαι τὸν τούτου λόγον. Οὐκ ἀληθὴς γὰρ ἦν ὁ θεὸς, εἰ, εἰπόντος αὐτοῦ ἀποθνήσκειν ἡμᾶς, μὴ ἀπέθνησκεν ὁ ἄνθρωπος. Ἀπρεπὲς δὲ ἦν πάλιν τὰ ἅπαξ γενόμενα λογικὰ καὶ Λόγου αὐτοῦ μετασχόντα παραπόλλυσθαι, καὶ πάλιν εἰς τὸ μὴ εἶναι διὰ τῆς φθορᾶς ἐπιστρέφειν. Οὐκ ἄξιον γὰρ ἦν τῆς ἀγαθότητος τοῦ Θεοῦ τὰ ὑπ᾽αὐτοῦ γενόμενα διαφθείρεσθαι διὰ τὴν παρὰ τοῦ διαβόλου γενομένην τοῖς ἀνθρώποις ἀπάτην. Ἄλλως τε καὶ τῶν ἀπρεπεστάτων ἦν τὴν τοῦ Θεοῦ τέχνην ἐν τοῖς ἀνθρώποις ἀφανίζεσθαι ἢ διὰ τὴν αὐτῶν ἀμέλειαν ἢ διὰ <text:s/>τὴν τῶν δαιμόνων ἀπάτην. Φθειρομένων τοίνυν τῶν λογικῶν καὶ παραπολλυμένων τῶν τοιούτων ἔργων, τί τὸν Θεὸν ἔδει ποιεῖν ἀγαθὸν ὄντα; Ἀφεῖναι τὴν φθορὰν κατ᾽αὐτῶν ἰσχύειν, καὶ τὸν θάνατον αὐτῶν κρατεῖν; Καὶ τίς ἡ χρεία τοῦ καὶ ἐξ ἀρχῆς αὐτὸ γενέσθαι; Ἔδει γὰρ μὴ γενέσθαι, ἢ γενόμενα παραμεληθῆναι καὶ ἀπολέσθαι. Ἀσθένεια γὰρ μᾶλον καὶ οὐκ ἀγαθότης ἐκ τῆς ἀμελείας γινώσκεται τοῦ Θεοῦ, εἰ ποιήσας παρορᾷ φθαρῆναι τὸ ἑαυτοῦ ἔργον, ἥπερ εἰ μὴ πεποίηκε κατὰ τὴν ἀρχὴν τὸν ἄνθρωπον. Μὴ ποιήσαντος μὲν γὰρ οὐκ ἦν ὁ λογιζόμενος τὴν ἀσθένειαν· ποιήσαντος δὲ καὶ εἰς τὸ εἶναι κτίσαντος, ἀτοπώτατον ἦν ἀπόλλυσθαι τὰ ἔργα, καὶ μάλιστα ἐπ᾽ ὄψει τοῦ πεποιηκότος. Οὐκοῦν ἔδει τοὺς ἀνθρώπους μὴ ἀφιέναι φέρεσθαι τῇ φθορᾷ, διὰ τὸ ἀπρεπὲς καὶ ἀνάξιον εἶναι τοῦτο τῆς τοῦ Θεοῦ ἀγαθότητος.</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7T19:03:59.611059789</meta:creation-date>
    <dc:date>2022-11-27T20:45:53.061015573</dc:date>
    <meta:editing-duration>PT42M42S</meta:editing-duration>
    <meta:editing-cycles>6</meta:editing-cycles>
    <meta:generator>LibreOffice/7.4.1.2$MacOSX_AARCH64 LibreOffice_project/3c58a8f3a960df8bc8fd77b461821e42c061c5f0</meta:generator>
    <meta:document-statistic meta:table-count="0" meta:image-count="0" meta:object-count="0" meta:page-count="1" meta:paragraph-count="1" meta:word-count="308" meta:character-count="1891" meta:non-whitespace-character-count="1582"/>
  </office:meta>
</office:document-meta>
</file>